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06_20-44-02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07_02-34-53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07_07-51-45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07_16-02-06_000.jpg</text:p>
          </table:table-cell>
          <table:table-cell table:style-name="ce34" office:value-type="string">
            <text:p>:m RES 1*2 / free# JVEMV6 68#_196:1 / 68. theoretical-physics(tp) / w=homography;injective;surjective,topics=projective-geometry;projective-transformations;isomorphism;,other=~,s=~,i=~,doc=r-11-2~1.1;#3~d-1;#3~d-2;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RES 1*2 / free# JVEMV6 68#_196:1 / 68. theoretical-physics(tp) / w=homography;injective;surjective,topics=projective-geometry;projective-transformations;isomorphism;,other=~,s=~,i=~,doc=r-11-2~1.1;#3~d-1;#3~d-2;">
            <text:p>:m RES 1*2 / free# JVEMV6 68#_196:1 / 68. theoretical-physics(tp) / w=homography;injective;surjective,topics=projective-geometry;projective-transformations;isomorphism;,other=~,s=~,i=~,doc=r-11-2~1.1;#3~d-1;#3~d-2;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07_16-02-26_000.jpg</text:p>
          </table:table-cell>
          <table:table-cell table:style-name="ce34" office:value-type="string">
            <text:p>:m RES 2*2 / free# JVEMV6 68#_196:1 / 68. theoretical-physics(tp) / w=~,topics=回転行列,other=~,s=~,i=~,doc=r-8-1~4.4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2*2 / free# JVEMV6 68#_196:1 / 68. theoretical-physics(tp) / w=~,topics=回転行列,other=~,s=~,i=~,doc=r-8-1~4.4">
            <text:p>:m RES 2*2 / free# JVEMV6 68#_196:1 / 68. theoretical-physics(tp) / w=~,topics=回転行列,other=~,s=~,i=~,doc=r-8-1~4.4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07_19-04-16_000.jpg</text:p>
          </table:table-cell>
          <table:table-cell table:style-name="ce34" office:value-type="string">
            <text:p>:m :篠笛,shinobue #*# / session-memo / s.1:todays-melody,i.f.=~,notes=7`-6`-4`-3`-4`-4``-4``,Re+,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:篠笛,shinobue #*# / session-memo / s.1:todays-melody,i.f.=~,notes=7`-6`-4`-3`-4`-4``-4``,Re+,other=~">
            <text:p>:m :篠笛,shinobue #*# / session-memo / s.1:todays-melody,i.f.=~,notes=7`-6`-4`-3`-4`-4``-4``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2022/03/08</text:date>, <text:time>10:05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08T10:05:12.64</dc:date>
    <dc:creator>iwabuchi ken</dc:creator>
    <meta:editing-duration>P43DT20H47M15S</meta:editing-duration>
    <meta:editing-cycles>14695</meta:editing-cycles>
    <meta:document-statistic meta:table-count="2" meta:cell-count="485" meta:object-count="0"/>
    <meta:user-defined meta:name="qrichtext">1</meta:user-defined>
  </office:meta>
</office:document-meta>
</file>